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b2e5c"/>
    </style:style>
    <style:style style:name="T2" style:family="text">
      <style:text-properties officeooo:rsid="000cf4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<text:span text:style-name="T1">without recursion factorial of a number</text:span></text:p>
      <text:p text:style-name="Standard"/>
      <text:p text:style-name="Standard">#include &lt;iostream&gt;</text:p>
      <text:p text:style-name="Standard">using namespace std;</text:p>
      <text:p text:style-name="Standard"/>
      <text:p text:style-name="Standard">int factorial(int n) {</text:p>
      <text:p text:style-name="Standard"><text:s text:c="4"/>// Check for base cases</text:p>
      <text:p text:style-name="Standard"><text:s text:c="4"/>if (n == 0 || n == 1) {</text:p>
      <text:p text:style-name="Standard"><text:s text:c="8"/>return 1;</text:p>
      <text:p text:style-name="Standard"><text:s text:c="4"/>} else if (n &lt; 0) {</text:p>
      <text:p text:style-name="Standard"><text:s text:c="8"/>return -1; // Indicate invalid input</text:p>
      <text:p text:style-name="Standard"><text:s text:c="4"/>}</text:p>
      <text:p text:style-name="Standard"/>
      <text:p text:style-name="Standard"><text:s text:c="4"/>// Calculate factorial using a while loop</text:p>
      <text:p text:style-name="Standard"><text:s text:c="4"/>int result = 1;</text:p>
      <text:p text:style-name="Standard"><text:s text:c="4"/>while (n &gt; 1) {</text:p>
      <text:p text:style-name="Standard"><text:s text:c="8"/>result *= n;</text:p>
      <text:p text:style-name="Standard"><text:s text:c="8"/>n--;</text:p>
      <text:p text:style-name="Standard"><text:s text:c="4"/>}</text:p>
      <text:p text:style-name="Standard"><text:s text:c="4"/>return result;</text:p>
      <text:p text:style-name="Standard">}</text:p>
      <text:p text:style-name="Standard"/>
      <text:p text:style-name="Standard">int main() {</text:p>
      <text:p text:style-name="Standard"><text:s text:c="4"/>int num;</text:p>
      <text:p text:style-name="Standard"><text:s text:c="4"/>cout &lt;&lt; "Enter a non-negative integer: ";</text:p>
      <text:p text:style-name="Standard"><text:s text:c="4"/>cin &gt;&gt; num;</text:p>
      <text:p text:style-name="Standard"/>
      <text:p text:style-name="Standard"><text:s text:c="4"/>int result = factorial(num);</text:p>
      <text:p text:style-name="Standard"/>
      <text:p text:style-name="Standard"><text:s text:c="4"/>if (result == -1) {</text:p>
      <text:p text:style-name="Standard"><text:s text:c="8"/>cout &lt;&lt; "Invalid input! Factorial is not defined for negative numbers.";</text:p>
      <text:p text:style-name="Standard"><text:s text:c="4"/>} else {</text:p>
      <text:p text:style-name="Standard"><text:s text:c="8"/>cout &lt;&lt; "Factorial of " &lt;&lt; num &lt;&lt; " is: " &lt;&lt; result;</text:p>
      <text:p text:style-name="Standard"><text:s text:c="4"/>}</text:p>
      <text:p text:style-name="Standard"/>
      <text:p text:style-name="Standard"><text:s text:c="4"/>return 0;</text:p>
      <text:p text:style-name="Standard">}</text:p>
      <text:p text:style-name="Standard"/>
      <text:p text:style-name="Standard">//<text:span text:style-name="T2">Time complexity is O(n)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5:10:23.571208270</meta:creation-date>
    <dc:date>2024-05-14T15:11:30.207513620</dc:date>
    <meta:editing-duration>PT1M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1" meta:word-count="129" meta:character-count="720" meta:non-whitespace-character-count="507"/>
  </office:meta>
</office:document-meta>
</file>